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6</text:p>
      <text:p text:style-name="Standard">„Bearbeitung der Aufträge“</text:p>
      <text:p text:style-name="Standard"/>
      <text:p text:style-name="Standard">Ein Auftrag kommt rein.</text:p>
      <text:p text:style-name="Standard"/>
      <text:list xml:id="list1877102115" text:style-name="L1">
        <text:list-item>
          <text:p text:style-name="P1">Falls der Auftrag nicht 'plombiert' ist, <text:s/>Das System überprüft die Fahrzeuge die<text:span text:style-name="T1"> nicht plombiert</text:span> sind und gerade einen erteilten Auftrag fahren. Falls einer gefunden der diesen Auftrag zusätzlich annehmen kann, wird ihm entsprechende SMS geschickt. (Falls mehrere solche gefunden, wird an alle SMS geschickt) </text:p>
        </text:list-item>
        <text:list-item>
          <text:p text:style-name="P1">Das System versucht einen Fahrer zu finden, der:</text:p>
        </text:list-item>
      </text:list>
      <text:list xml:id="list1377941164" text:style-name="L2">
        <text:list-item>
          <text:p text:style-name="P2">aktuell auf dem Weg ist und</text:p>
        </text:list-item>
        <text:list-item>
          <text:p text:style-name="P2">sein letzter Auftrag zu einem Ort (Verladepunkt) in der Nähe des Starts des neu hereingekommenen Auftrages geht.</text:p>
        </text:list-item>
        <text:list-item>
          <text:p text:style-name="P2">seine Home-Station in der nähe des Ziels des neuen Auftrags liegt, sodass der Fahrer anschließend den neuen Auftrag (fast) auf dem Rückweg erledigen kann. Dabei ist <text:span text:style-name="T1">Schlafpause berücksichtigt</text:span>. Die Nähe ist Umkreis proportional zu Länge letzten Auftrages.</text:p>
        </text:list-item>
      </text:list>
      <text:list xml:id="list1146779693" text:continue-list="list1877102115" text:style-name="L1">
        <text:list-item>
          <text:p text:style-name="P1">Im Pool der noch nicht angenommene Aufträge sucht das System nach Kombinationen mit aktuellen Auftrag, welche dem Punkt (2.) und dann solche die dem Punkt 1 entsprechen.</text:p>
        </text:list-item>
        <text:list-item>
          <text:p text:style-name="P1">Unter den Fahrern, deren aktuell gefahrenes Ziel in der Nähe des Starts des neuen Auftrages liegt, werden solche ausgesucht die zwar nicht unter Punkt (2.) fallen, aber die Entfernung </text:p>
          <text:p text:style-name="P1">zwischen dem Abladepunkt und der Home-Station nicht größer als 300 km ist (wieder falls die Schlafpause berücksichtigt).</text:p>
        </text:list-item>
      </text:list>
      <text:p text:style-name="Standard"/>
      <text:p text:style-name="Standard">Das System verwaltet zu jedem Auftrag eine Liste von Fahrern die eine SMS gekriegt hab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05T16:55:11</meta:creation-date>
    <dc:date>2012-01-09T11:02:29</dc:date>
    <dc:creator>Mr.H </dc:creator>
    <meta:editing-duration>PT01H44M20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218" meta:character-count="1384"/>
  </office:meta>
</office:document-meta>
</file>